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, Consolas, 'Bitstream Vera Sans Mono', 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4c4" officeooo:paragraph-rsid="000cb4c4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Quotations">
      <style:paragraph-properties fo:padding="0cm" fo:border="none"/>
    </style:style>
    <style:style style:name="P4" style:family="paragraph" style:parent-style-name="Heading_20_3">
      <style:text-properties officeooo:rsid="000cb4c4" officeooo:paragraph-rsid="000cb4c4"/>
    </style:style>
    <style:style style:name="P5" style:family="paragraph" style:parent-style-name="Preformatted_20_Text">
      <style:paragraph-properties fo:margin-left="2cm" fo:margin-right="2cm" fo:margin-top="0cm" fo:margin-bottom="0.499cm" style:contextual-spacing="false" fo:text-indent="0cm" style:auto-text-indent="false" fo:background-color="#edf1f5" fo:padding="0cm" fo:border="none">
        <style:background-image/>
      </style:paragraph-properties>
      <style:text-properties style:font-name="Ubuntu Mono"/>
    </style:style>
    <style:style style:name="P6" style:family="paragraph" style:parent-style-name="Preformatted_20_Text">
      <style:paragraph-properties fo:margin-top="0cm" fo:margin-bottom="0.499cm" style:contextual-spacing="false" fo:background-color="#edf1f5" fo:padding="0cm" fo:border="none">
        <style:background-image/>
      </style:paragraph-properties>
      <style:text-properties style:font-name="Ubuntu Mono"/>
    </style:style>
    <style:style style:name="P7" style:family="paragraph" style:parent-style-name="Standard">
      <style:text-properties fo:font-weight="bold" officeooo:rsid="000cb4c4" officeooo:paragraph-rsid="000cb4c4" style:font-weight-asian="bold" style:font-weight-complex="bold"/>
    </style:style>
    <style:style style:name="P8" style:family="paragraph" style:parent-style-name="Quotations" style:list-style-name="L1"/>
    <style:style style:name="P9" style:family="paragraph" style:parent-style-name="Quotations" style:list-style-name="L2"/>
    <style:style style:name="P10" style:family="paragraph" style:parent-style-name="Quotations" style:list-style-name="L3">
      <style:paragraph-properties fo:margin-left="2cm" fo:margin-right="2cm" fo:text-indent="0cm" style:auto-text-indent="false"/>
    </style:style>
    <style:style style:name="P11" style:family="paragraph" style:parent-style-name="Quotations" style:list-style-name="L4">
      <style:paragraph-properties fo:margin-left="2cm" fo:margin-right="2cm" fo:text-indent="0cm" style:auto-text-indent="false"/>
    </style:style>
    <style:style style:name="P12" style:family="paragraph" style:parent-style-name="Quotations" style:list-style-name="L5">
      <style:paragraph-properties fo:margin-left="2cm" fo:margin-right="2cm" fo:text-indent="0cm" style:auto-text-indent="false"/>
    </style:style>
    <style:style style:name="T1" style:family="text">
      <style:text-properties fo:color="#cc6600"/>
    </style:style>
    <style:style style:name="T2" style:family="text">
      <style:text-properties fo:color="#00669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RUCTIONS S2</text:p>
      <text:p text:style-name="P1"/>
      <text:h text:style-name="P4" text:outline-level="3">Instructions</text:h>
      <text:p text:style-name="Text_20_body">Comme la semaine dernière, voici une description des nouvelles fonctions utilisées (n'hésitez pas à cliquer sur les liens ci-dessous afin d'arriver sur <text:a xlink:type="simple" xlink:href="http://www.mon-club-elec.fr/pmwiki_reference_arduino/pmwiki.php?n=Main.MiniReference" office:target-frame-name="_blank" xlink:show="new">la référence Arduino</text:a>).</text:p>
      <text:list xml:id="list7126753023938218993" text:style-name="L1">
        <text:list-item>
          <text:p text:style-name="P8"><text:span text:style-name="Strong_20_Emphasis">Déclaration d'une constante :</text:span> comme pour une <text:a xlink:type="simple" xlink:href="http://www.mon-club-elec.fr/pmwiki_reference_arduino/pmwiki.php?n=Main.ApprendrePartiesProgramme" office:target-frame-name="_blank" xlink:show="new">variable</text:a>, on vient avec cette ligne stocker la valeur à droite du signe égal dans <text:span text:style-name="Source_20_Text">led</text:span>. </text:p>
        </text:list-item>
      </text:list>
      <text:p text:style-name="P6"><text:span text:style-name="T1">const int</text:span> led = 13;</text:p>
      <text:p text:style-name="P2">Le mot clé <text:a xlink:type="simple" xlink:href="http://arduino.cc/en/Reference/Const" office:target-frame-name="_blank" xlink:show="new"><text:span text:style-name="Source_20_Text"><text:span text:style-name="T1">const</text:span></text:span></text:a> indique que l'on ne souhaite pas que la valeur de led puisse être modifiée dans le programme.</text:p>
      <text:list xml:id="list6322744854837953988" text:style-name="L2">
        <text:list-item>
          <text:p text:style-name="P9"><text:span text:style-name="Strong_20_Emphasis">Les nouvelles instructions </text:span>: </text:p>
        </text:list-item>
      </text:list>
      <text:list xml:id="list1523172253146324043" text:style-name="L3">
        <text:list-item>
          <text:p text:style-name="P10"><text:a xlink:type="simple" xlink:href="http://www.mon-club-elec.fr/pmwiki_reference_arduino/pmwiki.php?n=Main.PinMode" office:target-frame-name="_blank" xlink:show="new"><text:span text:style-name="Source_20_Text"><text:span text:style-name="T1">digitalRead</text:span></text:span></text:a> lit l'état d'une broche et renvoie la valeur <text:span text:style-name="Source_20_Text"><text:span text:style-name="T2">HIGH</text:span></text:span> si la broche est à la tension de l'alimentation (par exemple 5V) ou <text:span text:style-name="Source_20_Text"><text:span text:style-name="T2">LOW</text:span></text:span> si la broche est à 0V. </text:p>
        </text:list-item>
      </text:list>
      <text:p text:style-name="P5"><text:span text:style-name="T1">digitalRead</text:span>(buttonPin);</text:p>
      <text:p text:style-name="P3">La valeur de retour de <text:a xlink:type="simple" xlink:href="http://www.mon-club-elec.fr/pmwiki_reference_arduino/pmwiki.php?n=Main.PinMode" office:target-frame-name="_blank" xlink:show="new"><text:span text:style-name="Source_20_Text"><text:span text:style-name="T1">digitalRead</text:span></text:span></text:a> peut être stockée dans une variable comme ceci :</text:p>
      <text:p text:style-name="P6">buttonState = <text:span text:style-name="T1">digitalRead</text:span>(buttonPin);</text:p>
      <text:list xml:id="list5317622894698821061" text:style-name="L4">
        <text:list-item>
          <text:p text:style-name="P11"><text:a xlink:type="simple" xlink:href="http://www.mon-club-elec.fr/pmwiki_reference_arduino/pmwiki.php?n=Main.If" office:target-frame-name="_blank" xlink:show="new"><text:span text:style-name="Source_20_Text"><text:span text:style-name="T1">if</text:span></text:span></text:a> permet de tester si une expression située entre parenthèse est vraie. Dans <text:span text:style-name="Emphasis">Button</text:span>, nous cherchons à savoir si le bouton est appuyé, nous allons donc comparer buttonState à <text:span text:style-name="Source_20_Text"><text:span text:style-name="T2">HIGH</text:span></text:span> comme ceci : </text:p>
        </text:list-item>
      </text:list>
      <text:p text:style-name="P5"><text:span text:style-name="T1">if</text:span>(buttonState == <text:span text:style-name="T2">HIGH</text:span>)</text:p>
      <text:list xml:id="list740887712760869915" text:style-name="L5">
        <text:list-item>
          <text:p text:style-name="P12"><text:a xlink:type="simple" xlink:href="http://www.mon-club-elec.fr/pmwiki_reference_arduino/pmwiki.php?n=Main.IfElse" office:target-frame-name="_blank" xlink:show="new"><text:span text:style-name="Source_20_Text"><text:span text:style-name="T1">else</text:span></text:span></text:a> : le bloc situé après ce mot clé viendra être exécuté si le test précédent échoue. Dans <text:span text:style-name="Emphasis">Button</text:span>, si le bouton<text:span text:style-name="Strong_20_Emphasis"> n'est pas</text:span> appuyé alors on viendra éteindre la LED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, Consolas, 'Bitstream Vera Sans Mono', 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11-19T21:20:24.498057048</meta:creation-date>
    <dc:date>2019-11-20T08:48:33.384565145</dc:date>
    <dc:creator>papy56 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02" meta:character-count="1177" meta:non-whitespace-character-count="989"/>
  </office:meta>
</office:document-meta>
</file>